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officeooo:paragraph-rsid="00039c4d" style:font-size-asian="18pt" style:font-weight-asian="bold" style:font-size-complex="18pt" style:font-weight-complex="bold"/>
    </style:style>
    <style:style style:name="P2" style:family="paragraph" style:parent-style-name="Standard">
      <style:text-properties fo:font-size="12pt" style:text-underline-style="none" fo:font-weight="normal" officeooo:paragraph-rsid="00039c4d"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paragraph-rsid="00048bb9"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paragraph-rsid="0008e613"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paragraph-rsid="000cd579"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paragraph-rsid="001197a6"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paragraph-rsid="00156886"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paragraph-rsid="0015b616"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paragraph-rsid="002892ae"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paragraph-rsid="002ad649" style:font-size-asian="10.5pt" style:font-weight-asian="normal" style:font-size-complex="12pt" style:font-weight-complex="normal"/>
    </style:style>
    <style:style style:name="P11" style:family="paragraph" style:parent-style-name="Standard">
      <style:text-properties fo:font-size="12pt" fo:font-style="italic" style:text-underline-style="none" fo:font-weight="normal" officeooo:paragraph-rsid="0015b616" style:font-size-asian="10.5pt" style:font-style-asian="italic" style:font-weight-asian="normal" style:font-size-complex="12pt" style:font-style-complex="italic" style:font-weight-complex="normal"/>
    </style:style>
    <style:style style:name="P12" style:family="paragraph" style:parent-style-name="Standard">
      <style:text-properties fo:font-size="12pt" fo:font-style="italic" style:text-underline-style="none" fo:font-weight="normal" officeooo:paragraph-rsid="002ad649" style:font-size-asian="10.5pt" style:font-style-asian="italic" style:font-weight-asian="normal" style:font-size-complex="12pt" style:font-style-complex="italic" style:font-weight-complex="normal"/>
    </style:style>
    <style:style style:name="P13" style:family="paragraph" style:parent-style-name="Standard">
      <style:text-properties fo:font-size="12pt" fo:font-style="normal" style:text-underline-style="none" fo:font-weight="normal" officeooo:paragraph-rsid="00160a45"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paragraph-rsid="00190b1e"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paragraph-rsid="001a43db"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paragraph-rsid="001c2578" style:font-size-asian="10.5pt" style:font-style-asian="normal" style:font-weight-asian="normal" style:font-size-complex="12pt" style:font-style-complex="normal" style:font-weight-complex="normal"/>
    </style:style>
    <style:style style:name="P17" style:family="paragraph" style:parent-style-name="Standard" style:list-style-name="L1">
      <style:text-properties fo:font-size="12pt" fo:font-style="normal" style:text-underline-style="none" fo:font-weight="normal" officeooo:paragraph-rsid="001c88a8" style:font-size-asian="10.5pt" style:font-style-asian="normal" style:font-weight-asian="normal" style:font-size-complex="12pt" style:font-style-complex="normal" style:font-weight-complex="normal"/>
    </style:style>
    <style:style style:name="P18" style:family="paragraph" style:parent-style-name="Standard" style:list-style-name="L1">
      <style:text-properties fo:font-size="12pt" fo:font-style="normal" style:text-underline-style="none" fo:font-weight="normal" officeooo:paragraph-rsid="001f32b1" style:font-size-asian="10.5pt" style:font-style-asian="normal" style:font-weight-asian="normal" style:font-size-complex="12pt" style:font-style-complex="normal" style:font-weight-complex="normal"/>
    </style:style>
    <style:style style:name="P19" style:family="paragraph" style:parent-style-name="Standard" style:list-style-name="L1">
      <style:text-properties fo:font-size="12pt" fo:font-style="normal" style:text-underline-style="none" fo:font-weight="normal" officeooo:paragraph-rsid="00207b5d"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paragraph-rsid="00207b5d"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paragraph-rsid="0022a8a1"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officeooo:paragraph-rsid="0024dccf"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style:text-underline-style="none" fo:font-weight="normal" officeooo:paragraph-rsid="002a6720" style:font-size-asian="10.5pt" style:font-style-asian="normal" style:font-weight-asian="normal" style:font-size-complex="12pt" style:font-style-complex="normal" style:font-weight-complex="normal"/>
    </style:style>
    <style:style style:name="P24" style:family="paragraph" style:parent-style-name="Standard">
      <style:text-properties fo:font-size="16pt" style:text-underline-style="solid" style:text-underline-width="auto" style:text-underline-color="font-color" fo:font-weight="bold" officeooo:paragraph-rsid="000dfed6" style:font-size-asian="16pt" style:font-weight-asian="bold" style:font-size-complex="16pt" style:font-weight-complex="bold"/>
    </style:style>
    <style:style style:name="P25" style:family="paragraph" style:parent-style-name="Standard">
      <style:text-properties fo:font-size="16pt" style:text-underline-style="solid" style:text-underline-width="auto" style:text-underline-color="font-color" fo:font-weight="bold" officeooo:paragraph-rsid="0012e2c5" style:font-size-asian="16pt" style:font-weight-asian="bold" style:font-size-complex="16pt" style:font-weight-complex="bold"/>
    </style:style>
    <style:style style:name="P26" style:family="paragraph" style:parent-style-name="Standard">
      <style:text-properties fo:font-size="16pt" style:text-underline-style="solid" style:text-underline-width="auto" style:text-underline-color="font-color" fo:font-weight="bold" officeooo:paragraph-rsid="00283a04" style:font-size-asian="16pt" style:font-weight-asian="bold" style:font-size-complex="16pt" style:font-weight-complex="bold"/>
    </style:style>
    <style:style style:name="P27" style:family="paragraph" style:parent-style-name="Standard">
      <style:text-properties fo:font-size="16pt" fo:font-style="normal" style:text-underline-style="solid" style:text-underline-width="auto" style:text-underline-color="font-color" fo:font-weight="bold" officeooo:paragraph-rsid="00181198" style:font-size-asian="16pt" style:font-style-asian="normal" style:font-weight-asian="bold" style:font-size-complex="16pt" style:font-style-complex="normal" style:font-weight-complex="bold"/>
    </style:style>
    <style:style style:name="P28" style:family="paragraph" style:parent-style-name="Standard">
      <style:text-properties fo:font-size="16pt" fo:font-style="normal" style:text-underline-style="solid" style:text-underline-width="auto" style:text-underline-color="font-color" fo:font-weight="bold" officeooo:paragraph-rsid="0021c8fa" style:font-size-asian="16pt" style:font-style-asian="normal" style:font-weight-asian="bold" style:font-size-complex="16pt" style:font-style-complex="normal" style:font-weight-complex="bold"/>
    </style:style>
    <style:style style:name="T1" style:family="text">
      <style:text-properties officeooo:rsid="00039c4d"/>
    </style:style>
    <style:style style:name="T2" style:family="text">
      <style:text-properties officeooo:rsid="00048bb9"/>
    </style:style>
    <style:style style:name="T3" style:family="text">
      <style:text-properties officeooo:rsid="0007ab29"/>
    </style:style>
    <style:style style:name="T4" style:family="text">
      <style:text-properties officeooo:rsid="0008e613"/>
    </style:style>
    <style:style style:name="T5" style:family="text">
      <style:text-properties officeooo:rsid="00096595"/>
    </style:style>
    <style:style style:name="T6" style:family="text">
      <style:text-properties officeooo:rsid="000ab54d"/>
    </style:style>
    <style:style style:name="T7" style:family="text">
      <style:text-properties officeooo:rsid="000b00ff"/>
    </style:style>
    <style:style style:name="T8" style:family="text">
      <style:text-properties officeooo:rsid="000cd579"/>
    </style:style>
    <style:style style:name="T9" style:family="text">
      <style:text-properties fo:font-weight="bold" officeooo:rsid="000cd579" style:font-weight-asian="bold" style:font-weight-complex="bold"/>
    </style:style>
    <style:style style:name="T10" style:family="text">
      <style:text-properties officeooo:rsid="000d1e04"/>
    </style:style>
    <style:style style:name="T11" style:family="text">
      <style:text-properties officeooo:rsid="000dfed6"/>
    </style:style>
    <style:style style:name="T12" style:family="text">
      <style:text-properties officeooo:rsid="000e8522"/>
    </style:style>
    <style:style style:name="T13" style:family="text">
      <style:text-properties officeooo:rsid="00106731"/>
    </style:style>
    <style:style style:name="T14" style:family="text">
      <style:text-properties officeooo:rsid="001197a6"/>
    </style:style>
    <style:style style:name="T15" style:family="text">
      <style:text-properties officeooo:rsid="0012e2c5"/>
    </style:style>
    <style:style style:name="T16" style:family="text">
      <style:text-properties officeooo:rsid="00156886"/>
    </style:style>
    <style:style style:name="T17" style:family="text">
      <style:text-properties officeooo:rsid="0015b616"/>
    </style:style>
    <style:style style:name="T18" style:family="text">
      <style:text-properties officeooo:rsid="00160a45"/>
    </style:style>
    <style:style style:name="T19" style:family="text">
      <style:text-properties officeooo:rsid="0017ad38"/>
    </style:style>
    <style:style style:name="T20" style:family="text">
      <style:text-properties officeooo:rsid="00181198"/>
    </style:style>
    <style:style style:name="T21" style:family="text">
      <style:text-properties officeooo:rsid="00190b1e"/>
    </style:style>
    <style:style style:name="T22" style:family="text">
      <style:text-properties officeooo:rsid="0019d61a"/>
    </style:style>
    <style:style style:name="T23" style:family="text">
      <style:text-properties officeooo:rsid="001a43db"/>
    </style:style>
    <style:style style:name="T24" style:family="text">
      <style:text-properties officeooo:rsid="001c2578"/>
    </style:style>
    <style:style style:name="T25" style:family="text">
      <style:text-properties officeooo:rsid="001c88a8"/>
    </style:style>
    <style:style style:name="T26" style:family="text">
      <style:text-properties officeooo:rsid="001eb9e8"/>
    </style:style>
    <style:style style:name="T27" style:family="text">
      <style:text-properties officeooo:rsid="001f32b1"/>
    </style:style>
    <style:style style:name="T28" style:family="text">
      <style:text-properties officeooo:rsid="00207b5d"/>
    </style:style>
    <style:style style:name="T29" style:family="text">
      <style:text-properties officeooo:rsid="0021c8fa"/>
    </style:style>
    <style:style style:name="T30" style:family="text">
      <style:text-properties officeooo:rsid="0022a8a1"/>
    </style:style>
    <style:style style:name="T31" style:family="text">
      <style:text-properties officeooo:rsid="00240f1d"/>
    </style:style>
    <style:style style:name="T32" style:family="text">
      <style:text-properties officeooo:rsid="0024dccf"/>
    </style:style>
    <style:style style:name="T33" style:family="text">
      <style:text-properties officeooo:rsid="0026a303"/>
    </style:style>
    <style:style style:name="T34" style:family="text">
      <style:text-properties officeooo:rsid="00283a04"/>
    </style:style>
    <style:style style:name="T35" style:family="text">
      <style:text-properties officeooo:rsid="002892ae"/>
    </style:style>
    <style:style style:name="T36" style:family="text">
      <style:text-properties fo:font-size="16pt" style:text-underline-style="solid" style:text-underline-width="auto" style:text-underline-color="font-color" fo:font-weight="bold" officeooo:rsid="002a6720" style:font-size-asian="16pt" style:font-weight-asian="bold" style:font-size-complex="16pt" style:font-weight-complex="bold"/>
    </style:style>
    <style:style style:name="T37" style:family="text">
      <style:text-properties fo:font-style="italic" officeooo:rsid="002892ae" style:font-style-asian="italic" style:font-style-complex="italic"/>
    </style:style>
    <style:style style:name="T38" style:family="text">
      <style:text-properties fo:font-style="normal" officeooo:rsid="002ad649" style:font-style-asian="normal" style:font-style-complex="normal"/>
    </style:style>
    <style:style style:name="T39" style:family="text">
      <style:text-properties fo:font-style="normal" officeooo:rsid="002daf19" style:font-style-asian="normal" style:font-style-complex="normal"/>
    </style:style>
    <style:style style:name="T40" style:family="text">
      <style:text-properties fo:font-style="normal" officeooo:rsid="002f5887" style:font-style-asian="normal" style:font-style-complex="normal"/>
    </style:style>
    <style:style style:name="T41" style:family="text">
      <style:text-properties officeooo:rsid="002ad649"/>
    </style:style>
    <style:style style:name="T42" style:family="text">
      <style:text-properties officeooo:rsid="002cc9f8"/>
    </style:style>
    <style:style style:name="T43" style:family="text">
      <style:text-properties officeooo:rsid="002daf19"/>
    </style:style>
    <style:style style:name="T44" style:family="text">
      <style:text-properties officeooo:rsid="002f58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ean Startup</text:span></text:p>
      <text:p text:style-name="P1"><text:span text:style-name="T1"/></text:p>
      <text:p text:style-name="P2"><text:span text:style-name="T1">Recently I had the privilege to read the book </text:span><text:a xlink:type="simple" xlink:href="http://www.amazon.com/The-Lean-Startup-Entrepreneurs-Continuous/dp/0307887898/"><text:span text:style-name="T1">The Lean Startup: How Today's Entrepreneurs Use Continuous Innovation to Create Radically Successful Businesses, by Eric Ries</text:span></text:a><text:span text:style-name="T1">. I must say it was a great read.</text:span></text:p>
      <text:p text:style-name="P2"><text:span text:style-name="T1"/></text:p>
      <text:p text:style-name="P3"><text:span text:style-name="T2">For years I wondered how do we know if what we are building is the right thing. In the development world we realised the need for </text:span><text:a xlink:type="simple" xlink:href="http://en.wikipedia.org/wiki/Behavior-driven_development"><text:span text:style-name="T2">BDD</text:span></text:a><text:span text:style-name="T2"> as we needed a way to rationalise our requirements and allow the development team to know where to begin, </text:span><text:span text:style-name="T3">however no methodology assures you that your backlog is prioritised in the right order.</text:span></text:p>
      <text:p text:style-name="P3"><text:span text:style-name="T3"/></text:p>
      <text:p text:style-name="P4"><text:span text:style-name="T4">Don't get me wrong the Lean Startup is not a silver bullet to the problem mention above. It is just that it got me thinking about validating what we build.</text:span></text:p>
      <text:p text:style-name="P4"><text:span text:style-name="T4"/></text:p>
      <text:p text:style-name="P10"><text:span text:style-name="T5">The Lean Startup basis a lot of it'</text:span><text:span text:style-name="T7">s</text:span><text:span text:style-name="T5"> finding from </text:span><text:a xlink:type="simple" xlink:href="http://en.wikipedia.org/wiki/Lean_manufacturing"><text:span text:style-name="T5">Lean Manufacturing</text:span></text:a><text:span text:style-name="T5"> and why not they have been very </text:span><text:span text:style-name="T6">successful.</text:span><text:span text:style-name="T5"> </text:span></text:p>
      <text:p text:style-name="P10"><text:span text:style-name="T9"/></text:p>
      <text:p text:style-name="P12"><text:span text:style-name="T8">"Lean Startup" </text:span><text:span text:style-name="T42">is</text:span><text:span text:style-name="T8"> an approach for launching businesses and products, that relies on validated learning, scientific experimentation, and iterative product releases to shorten product development cycles, measure progress, and gain valuable customer feedback. </text:span></text:p>
      <text:p text:style-name="P10"><text:span text:style-name="T8"/></text:p>
      <text:p text:style-name="P10"><text:span text:style-name="T10">That translates to me rather than guessing or letting emotion get in the <text:s/>way we can build great products.</text:span></text:p>
      <text:p text:style-name="P5"><text:span text:style-name="T10"/></text:p>
      <text:p text:style-name="P24"><text:span text:style-name="T11">Minimum Viable Product</text:span></text:p>
      <text:p text:style-name="P24"><text:span text:style-name="T11"/></text:p>
      <text:p text:style-name="P6"><text:span text:style-name="T12">The idea behind an </text:span><text:a xlink:type="simple" xlink:href="http://en.wikipedia.org/wiki/Minimum_viable_product"><text:span text:style-name="T12">MVP</text:span></text:a><text:span text:style-name="T12"> is to build just enough to validate that we are heading in the right direction. This is difficult as what constitutes an MVP? </text:span></text:p>
      <text:p text:style-name="P6"><text:span text:style-name="T12"/></text:p>
      <text:p text:style-name="P6"><text:span text:style-name="T13">Well since we just want to validate we should reuse as much of what other people have built. From a code perspective this means it does not have to be perfect, however quality should not be thrown out.</text:span></text:p>
      <text:p text:style-name="P6"><text:span text:style-name="T13"/></text:p>
      <text:p text:style-name="P6"><text:span text:style-name="T14">Some great example ideas can be found </text:span><text:a xlink:type="simple" xlink:href="http://techcrunch.com/2012/07/13/how-to-create-a-minimum-viable-product/"><text:span text:style-name="T14">here</text:span></text:a><text:span text:style-name="T14">.</text:span></text:p>
      <text:p text:style-name="P6"><text:span text:style-name="T14"/></text:p>
      <text:p text:style-name="P25"><text:span text:style-name="T15">Continuous Delivery</text:span></text:p>
      <text:p text:style-name="P25"><text:span text:style-name="T15"/></text:p>
      <text:p text:style-name="P7"><text:span text:style-name="T16">The book does talk about Continuous Deployment, however I do believe that the better phrase should be Continuous Delivery.</text:span></text:p>
      <text:p text:style-name="P7"><text:span text:style-name="T16"/></text:p>
      <text:p text:style-name="P8"><text:span text:style-name="T17">As described </text:span><text:a xlink:type="simple" xlink:href="http://en.wikipedia.org/wiki/Minimum_viable_product"><text:span text:style-name="T17">here</text:span></text:a><text:span text:style-name="T17">:</text:span></text:p>
      <text:p text:style-name="P8"><text:span text:style-name="T17"/></text:p>
      <text:p text:style-name="P11"><text:span text:style-name="T17">While continuous deployment implies continuous delivery the converse is not true. Continuous delivery is about putting the release schedule in the hands of the business, not in the hands of IT. Implementing continuous delivery means making sure your software is always production ready throughout its entire lifecycle – that any build could potentially be released to users at the touch of a button using a fully automated process in a matter of seconds or minutes.</text:span></text:p>
      <text:p text:style-name="P11"><text:span text:style-name="T17"/></text:p>
      <text:p text:style-name="P13"><text:span text:style-name="T18">The point of the matter is that we want to get our MVP out there as soon as possible. So from a software point of view we really need to get our release cycle automated. I was never really a fan of </text:span><text:soft-page-break/><text:span text:style-name="T18">all these platforms that you just check in the code and it is on a live environment, this is because you really need to understand how software is released. However to validate the MVP it is really a greta platform, so my thoughts are slowly changing. </text:span><text:span text:style-name="T19">I can learn new tricks :)</text:span></text:p>
      <text:p text:style-name="P13"><text:span text:style-name="T19"/></text:p>
      <text:p text:style-name="P27"><text:span text:style-name="T20">Split Testing</text:span></text:p>
      <text:p text:style-name="P27"><text:span text:style-name="T20"/></text:p>
      <text:p text:style-name="P14"><text:span text:style-name="T21">Split testing or </text:span><text:a xlink:type="simple" xlink:href="http://en.wikipedia.org/wiki/A/B_testing"><text:span text:style-name="T21">A/B Testing </text:span></text:a><text:span text:style-name="T21">as it is sometimes called is a way to have two versions of the application and validate which version is better. </text:span><text:span text:style-name="T23">The way that I have seen split testing being performed is that we have an existing product and we split it with the new product that we are building.</text:span></text:p>
      <text:p text:style-name="P14"><text:span text:style-name="T23"/></text:p>
      <text:p text:style-name="P15"><text:span text:style-name="T23">However this got me thinking, shouldn’t we really be doing split testing of a MVP in the same product and don't wait to build a new product just to verify.</text:span></text:p>
      <text:p text:style-name="P14"><text:span text:style-name="T22"/></text:p>
      <text:p text:style-name="P16"><text:span text:style-name="T24">So how would one go about doing some split testing in an existing product. </text:span><text:span text:style-name="T25">These are just some of my thoughts that I look forward to validating.</text:span></text:p>
      <text:p text:style-name="P16"><text:span text:style-name="T25"/></text:p>
      <text:list xml:id="list1240476007" text:style-name="L1">
        <text:list-item>
          <text:p text:style-name="P17"><text:span text:style-name="T25">To build these MVP's we need a way to create </text:span><text:a xlink:type="simple" xlink:href="http://martinfowler.com/bliki/FeatureBranch.html"><text:span text:style-name="T25">feature branches</text:span></text:a><text:span text:style-name="T25"> easily. These feature branches should not be long lived. The best tool for this is </text:span><text:a xlink:type="simple" xlink:href="http://git-scm.com/"><text:span text:style-name="T25">git</text:span></text:a><text:span text:style-name="T25">. </text:span><text:span text:style-name="T26">The beauty of this is that if we realise our feature is crap we can just </text:span><text:a xlink:type="simple" xlink:href="http://stackoverflow.com/questions/10406315/how-can-i-back-out-a-feature-branch-merge-in-git"><text:span text:style-name="T26">revert</text:span></text:a><text:span text:style-name="T26"> the feature.</text:span></text:p>
        </text:list-item>
        <text:list-item>
          <text:p text:style-name="P18"><text:span text:style-name="T27">The </text:span><text:span text:style-name="T29">MVP</text:span><text:span text:style-name="T27"> needs to be build with a </text:span><text:a xlink:type="simple" xlink:href="http://martinfowler.com/bliki/FeatureToggle.html"><text:span text:style-name="T27">feature flag</text:span></text:a><text:span text:style-name="T27">. This feature needs to be turned on for a specific group of people. This can be done in numerous ways, e.g. If it is a web application your load balancer could introduce a HTTP header into the application which would turn on the feature.</text:span></text:p>
        </text:list-item>
        <text:list-item>
          <text:p text:style-name="P19"><text:span text:style-name="T28">Lastly need a way to gage if the MVP is worth it. One needs to choose </text:span><text:a xlink:type="simple" xlink:href="http://www.redbord.com/blog/bid/153329/Measuring-Customer-Success-in-SaaS-Ladder-Usage-Scoring-Methods-Compared"><text:span text:style-name="T28">metrics</text:span></text:a><text:span text:style-name="T28"> that matter.</text:span></text:p>
        </text:list-item>
      </text:list>
      <text:p text:style-name="P20"><text:span text:style-name="T28"/></text:p>
      <text:p text:style-name="P28"><text:span text:style-name="T29">Actionable Metrics</text:span></text:p>
      <text:p text:style-name="P28"><text:span text:style-name="T29"/></text:p>
      <text:p text:style-name="P21"><text:span text:style-name="T30">This was a very interesting topic of the book. See the only metrics that I been exposed to is what are called </text:span><text:a xlink:type="simple" xlink:href="http://techcrunch.com/2011/07/30/vanity-metrics/"><text:span text:style-name="T30">vanity metrics</text:span></text:a><text:span text:style-name="T30">. These are as an example: one million downloads, 10 million registered users, 200 million tweets per day. These metrics show growth however they don't really tell you the inside story. </text:span><text:span text:style-name="T31">It is important to realise that we need to keep the </text:span><text:a xlink:type="simple" xlink:href="http://www.fourhourworkweek.com/blog/2009/05/19/vanity-metrics-vs-actionable-metrics/"><text:span text:style-name="T31">actionable metrics</text:span></text:a><text:span text:style-name="T31"> closer to the user.</text:span></text:p>
      <text:p text:style-name="P21"><text:span text:style-name="T31"/></text:p>
      <text:p text:style-name="P22"><text:span text:style-name="T32">So how does this relate to the MVP? Well sometimes we just want to get a sense if the feature is worth it, so just getting an idea of whether people actually interact with </text:span><text:span text:style-name="T33">it</text:span><text:span text:style-name="T32"> maybe enough.</text:span></text:p>
      <text:p text:style-name="P8"><text:span text:style-name="T17"/></text:p>
      <text:p text:style-name="P26"><text:span text:style-name="T34">Pivot</text:span></text:p>
      <text:p text:style-name="P26"><text:span text:style-name="T34"/></text:p>
      <text:p text:style-name="P9"><text:span text:style-name="T37">A pivot is a “structured course correction designed to test a new fundamental hypothesis about the product, strategy, and engine of growth.”</text:span></text:p>
      <text:p text:style-name="P9"><text:span text:style-name="T37"/></text:p>
      <text:p text:style-name="P23"><text:span text:style-name="T35">This basically tells us that at times we will have the wrong idea and will need to change our direction. The key to be able to pivot and abandon an MVP is to have easy way to revert the code and release it quickly.</text:span></text:p>
      <text:p text:style-name="P23"><text:span text:style-name="T35"/></text:p>
      <text:p text:style-name="P23"><text:span text:style-name="T36">Conclusion</text:span><text:span text:style-name="T35"> </text:span></text:p>
      <text:p text:style-name="P23"><text:span text:style-name="T35"/></text:p>
      <text:p text:style-name="P10"><text:span text:style-name="T38">This book really made me think about how to develop a product without incurring much waste </text:span><text:span text:style-name="T39">and I highly recommend it to all Product Owners out there. </text:span><text:span text:style-name="T40">We can all as a team be sure that we are building the right fe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7T17:28:10</meta:creation-date>
    <dc:date>2013-01-28T00:08:27</dc:date>
    <meta:editing-duration>PT6H32M56S</meta:editing-duration>
    <meta:editing-cycles>46</meta:editing-cycles>
    <meta:generator>LibreOffice/3.6$MacOSX_x86 LibreOffice_project/2ef5aff-a6fb0ff-166bdff-cf087ad-0f1389</meta:generator>
    <meta:document-statistic meta:table-count="0" meta:image-count="0" meta:object-count="0" meta:page-count="2" meta:paragraph-count="31" meta:word-count="925" meta:character-count="5106" meta:non-whitespace-character-count="4210"/>
  </office:meta>
</office:document-meta>
</file>